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07_12-39-33_000.jpg</text:p>
          </table:table-cell>
          <table:table-cell table:style-name="ce19" office:value-type="string">
            <text:p>:m 1*1 RES / JVEMV6 64#90_?? / 『日本古典文学大系　９５　折たく柴の記』 小高、松村、校注 / p.235 / w:~,topic:大赦 / N~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2]=&quot;&quot;;[.C2];CONCATENATE([.C2];&quot; / &quot;;[.E2]))" office:value-type="string" office:string-value=":m 1*1 RES / JVEMV6 64#90_?? / 『日本古典文学大系　９５　折たく柴の記』 小高、松村、校注 / p.235 / w:~,topic:大赦 / N~">
            <text:p>:m 1*1 RES / JVEMV6 64#90_?? / 『日本古典文学大系　９５　折たく柴の記』 小高、松村、校注 / p.235 / w:~,topic:大赦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07_19-07-27_000.jpg</text:p>
          </table:table-cell>
          <table:table-cell table:style-name="ce19" office:value-type="string">
            <text:p>:m :尺八,shakuhachi,bamboo 1*1 / session-memo / s.1:prac=basic-sequencing,key=D \\\ s.2:prac=half-notes \\\ s.3:todays-melody,key=F#</text:p>
          </table:table-cell>
          <table:table-cell table:style-name="ce4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3]=&quot;&quot;;[.C3];CONCATENATE([.C3];&quot; / &quot;;[.E3]))" office:value-type="string" office:string-value=":m :尺八,shakuhachi,bamboo 1*1 / session-memo / s.1:prac=basic-sequencing,key=D \\\ s.2:prac=half-notes \\\ s.3:todays-melody,key=F#">
            <text:p>:m :尺八,shakuhachi,bamboo 1*1 / session-memo / s.1:prac=basic-sequencing,key=D \\\ s.2:prac=half-notes \\\ s.3:todays-melody,key=F#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07_20-50-30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08_02-18-37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6" table:formula="of:=IF([.E5]=&quot;&quot;;[.C5];CONCATENATE([.C5];&quot; / &quot;;[.E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08_02-18-48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6.486206 E-139-34-48.171386</text:p>
          </table:table-cell>
          <table:table-cell table:style-name="ce36" table:formula="of:=IF([.E6]=&quot;&quot;;[.C6];CONCATENATE([.C6];&quot; / &quot;;[.E6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3-08_07-48-31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6.03302 E-139-34-47.017822</text:p>
          </table:table-cell>
          <table:table-cell table:style-name="ce36" table:formula="of:=IF([.E7]=&quot;&quot;;[.C7];CONCATENATE([.C7];&quot; / &quot;;[.E7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1-03-08_08-09-22_000.jpg</text:p>
          </table:table-cell>
          <table:table-cell table:style-name="ce18" office:value-type="string">
            <text:p>:PHOTO 記録 / @自室 / 充電：電池：単３ / for=夜用：就寝中の照明用 / occasion=開始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6" table:formula="of:=IF([.E8]=&quot;&quot;;[.C8];CONCATENATE([.C8];&quot; / &quot;;[.E8]))" office:value-type="string" office:string-value=":PHOTO 記録 / @自室 / 充電：電池：単３ / for=夜用：就寝中の照明用 / occasion=開始">
            <text:p>:PHOTO 記録 / @自室 / 充電：電池：単３ / for=夜用：就寝中の照明用 / occasion=開始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7">
            <text:p>7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8">2021/03/08</text:date>, <text:time>08:53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08T08:53:57.18</dc:date>
    <dc:creator>iwabuchi ken</dc:creator>
    <meta:editing-duration>P31DT21H24M43S</meta:editing-duration>
    <meta:editing-cycles>11871</meta:editing-cycles>
    <meta:document-statistic meta:table-count="1" meta:cell-count="339" meta:object-count="0"/>
  </office:meta>
</office:document-meta>
</file>